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ackground-color="#ff3333"/>
    </style:style>
  </office:automatic-styles>
  <office:body>
    <office:spreadsheet>
      <table:calculation-settings table:automatic-find-labels="false"/>
      <table:table table:name="20 procs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(w/ compile)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20000000" calcext:value-type="float">
            <text:p>20,000,000</text:p>
          </table:table-cell>
          <table:table-cell office:value-type="float" office:value="40000000" calcext:value-type="float">
            <text:p>40,000,000</text:p>
          </table:table-cell>
          <table:table-cell/>
          <table:table-cell table:style-name="ce1" office:value-type="float" office:value="200000000" calcext:value-type="float">
            <text:p>200,000,000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cold run</text:p>
          </table:table-cell>
          <table:table-cell table:number-columns-repeated="4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bytes allocated</text:p>
          </table:table-cell>
          <table:table-cell office:value-type="float" office:value="1432482005" calcext:value-type="float">
            <text:p>1,432,482,005</text:p>
          </table:table-cell>
          <table:table-cell office:value-type="float" office:value="4355648511" calcext:value-type="float">
            <text:p>4,355,648,511</text:p>
          </table:table-cell>
          <table:table-cell office:value-type="float" office:value="7634474309" calcext:value-type="float">
            <text:p>7,634,474,309</text:p>
          </table:table-cell>
          <table:table-cell/>
          <table:table-cell office:value-type="string" calcext:value-type="string">
            <text:p>ERROR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bytes fre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office:value-type="string" calcext:value-type="string">
            <text:p>alloc count</text:p>
          </table:table-cell>
          <table:table-cell office:value-type="float" office:value="26678999" calcext:value-type="float">
            <text:p>26,678,999</text:p>
          </table:table-cell>
          <table:table-cell office:value-type="float" office:value="110388237" calcext:value-type="float">
            <text:p>110,388,237</text:p>
          </table:table-cell>
          <table:table-cell office:value-type="float" office:value="203378938" calcext:value-type="float">
            <text:p>203,378,938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office:value-type="string" calcext:value-type="string">
            <text:p>free cou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6"/>
          <table:table-cell table:style-name="ce1" table:number-columns-repeated="5"/>
        </table:table-row>
        <table:table-row table:style-name="ro1">
          <table:table-cell office:value-type="string" calcext:value-type="string">
            <text:p>hot run</text:p>
          </table:table-cell>
          <table:table-cell table:number-columns-repeated="5"/>
          <table:table-cell table:style-name="ce1" table:number-columns-repeated="5"/>
        </table:table-row>
        <table:table-row table:style-name="ro1">
          <table:table-cell office:value-type="string" calcext:value-type="string">
            <text:p>bytes allocated</text:p>
          </table:table-cell>
          <table:table-cell office:value-type="float" office:value="354251552" calcext:value-type="float">
            <text:p>354,251,552</text:p>
          </table:table-cell>
          <table:table-cell office:value-type="float" office:value="3278167744" calcext:value-type="float">
            <text:p>3,278,167,744</text:p>
          </table:table-cell>
          <table:table-cell office:value-type="float" office:value="6556245376" calcext:value-type="float">
            <text:p>6,556,245,376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office:value-type="string" calcext:value-type="string">
            <text:p>bytes fre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office:value-type="string" calcext:value-type="string">
            <text:p>alloc count</text:p>
          </table:table-cell>
          <table:table-cell office:value-type="float" office:value="9298538" calcext:value-type="float">
            <text:p>9,298,538</text:p>
          </table:table-cell>
          <table:table-cell office:value-type="float" office:value="93000634" calcext:value-type="float">
            <text:p>93,000,634</text:p>
          </table:table-cell>
          <table:table-cell office:value-type="float" office:value="185998534" calcext:value-type="float">
            <text:p>185,998,534</text:p>
          </table:table-cell>
          <table:table-cell table:number-columns-repeated="2"/>
          <table:table-cell table:style-name="ce1" table:number-columns-repeated="5"/>
        </table:table-row>
        <table:table-row table:style-name="ro1">
          <table:table-cell office:value-type="string" calcext:value-type="string">
            <text:p>free cou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5"/>
        </table:table-row>
        <table:table-row table:style-name="ro1" table:number-rows-repeated="7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(w/ pre-compile)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20000000" calcext:value-type="float">
            <text:p>20,000,000</text:p>
          </table:table-cell>
          <table:table-cell office:value-type="float" office:value="40000000" calcext:value-type="float">
            <text:p>40,000,000</text:p>
          </table:table-cell>
          <table:table-cell office:value-type="float" office:value="100000000" calcext:value-type="float">
            <text:p>100,000,000</text:p>
          </table:table-cell>
          <table:table-cell table:style-name="ce1" office:value-type="float" office:value="200000000" calcext:value-type="float">
            <text:p>200,000,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d run</text:p>
          </table:table-cell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ytes allocated</text:p>
          </table:table-cell>
          <table:table-cell/>
          <table:table-cell office:value-type="float" office:value="4355607420" calcext:value-type="float">
            <text:p>4,355,607,420</text:p>
          </table:table-cell>
          <table:table-cell office:value-type="float" office:value="7634074348" calcext:value-type="float">
            <text:p>7,634,074,348</text:p>
          </table:table-cell>
          <table:table-cell office:value-type="float" office:value="19582348252" calcext:value-type="float">
            <text:p>19,582,348,252</text:p>
          </table:table-cell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ytes free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c count</text:p>
          </table:table-cell>
          <table:table-cell/>
          <table:table-cell office:value-type="float" office:value="110379903" calcext:value-type="float">
            <text:p>110,379,903</text:p>
          </table:table-cell>
          <table:table-cell office:value-type="float" office:value="203379926" calcext:value-type="float">
            <text:p>203,379,926</text:p>
          </table:table-cell>
          <table:table-cell office:value-type="float" office:value="482379923" calcext:value-type="float">
            <text:p>482,379,9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coun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ot ru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tes allocated</text:p>
          </table:table-cell>
          <table:table-cell/>
          <table:table-cell office:value-type="float" office:value="3278130096" calcext:value-type="float">
            <text:p>3,278,130,096</text:p>
          </table:table-cell>
          <table:table-cell office:value-type="float" office:value="6556245376" calcext:value-type="float">
            <text:p>6,556,245,376</text:p>
          </table:table-cell>
          <table:table-cell office:value-type="float" office:value="18504519536" calcext:value-type="float">
            <text:p>18,504,519,5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tes free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c count</text:p>
          </table:table-cell>
          <table:table-cell/>
          <table:table-cell office:value-type="float" office:value="92998533" calcext:value-type="float">
            <text:p>92,998,533</text:p>
          </table:table-cell>
          <table:table-cell office:value-type="float" office:value="185998534" calcext:value-type="float">
            <text:p>185,998,534</text:p>
          </table:table-cell>
          <table:table-cell office:value-type="float" office:value="464998539" calcext:value-type="float">
            <text:p>464,998,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 count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0:39:53.621588237</meta:creation-date>
    <dc:date>2018-01-22T11:07:07.975401986</dc:date>
    <meta:editing-duration>PT12M2S</meta:editing-duration>
    <meta:editing-cycles>4</meta:editing-cycles>
    <meta:generator>LibreOffice/5.0.6.2$Linux_X86_64 LibreOffice_project/00$Build-2</meta:generator>
    <meta:document-statistic meta:table-count="1" meta:cell-count="81" meta:object-count="0"/>
  </office:meta>
</office:document-meta>
</file>